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90ef"/>
    </style:style>
    <style:style style:name="P2" style:family="paragraph" style:parent-style-name="Standard">
      <style:text-properties officeooo:rsid="000b90ef" officeooo:paragraph-rsid="000d5aca"/>
    </style:style>
    <style:style style:name="P3" style:family="paragraph" style:parent-style-name="Standard">
      <style:text-properties officeooo:paragraph-rsid="000d5aca"/>
    </style:style>
    <style:style style:name="P4" style:family="paragraph" style:parent-style-name="Standard">
      <style:text-properties officeooo:paragraph-rsid="000dd66b"/>
    </style:style>
    <style:style style:name="T1" style:family="text">
      <style:text-properties officeooo:rsid="000b90ef"/>
    </style:style>
    <style:style style:name="T2" style:family="text">
      <style:text-properties officeooo:rsid="000bec2b"/>
    </style:style>
    <style:style style:name="T3" style:family="text">
      <style:text-properties officeooo:rsid="000d5aca"/>
    </style:style>
    <style:style style:name="T4" style:family="text">
      <style:text-properties officeooo:rsid="000dd66b"/>
    </style:style>
    <style:style style:name="T5" style:family="text">
      <style:text-properties officeooo:rsid="000ede81"/>
    </style:style>
    <style:style style:name="T6" style:family="text">
      <style:text-properties officeooo:rsid="00109c4f"/>
    </style:style>
    <style:style style:name="T7" style:family="text">
      <style:text-properties officeooo:rsid="001244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, recrutador(a)! Sou Breno, estudante de Redes de Computadores, e tenho habilidades em:</text:p>
      <text:p text:style-name="P4">- Linux &amp; Shell Script</text:p>
      <text:p text:style-name="P1">- <text:span text:style-name="T3">Windows</text:span></text:p>
      <text:p text:style-name="P1">- Programação python c/ Git</text:p>
      <text:p text:style-name="P3">- Redes (<text:span text:style-name="T4">Servidores </text:span>&amp; parte física)</text:p>
      <text:p text:style-name="P2">- LibreOffice</text:p>
      <text:p text:style-name="P2">- Pacote Office Microsoft(Word, excel, PowerPoint…)</text:p>
      <text:p text:style-name="P3"><text:span text:style-name="T1">- Google g-suite</text:span></text:p>
      <text:p text:style-name="P1"/>
      <text:p text:style-name="P1">Plan<text:span text:style-name="T2">ejo </text:span>estudar: </text:p>
      <text:p text:style-name="P1">- Ansible</text:p>
      <text:p text:style-name="P1">- Docker</text:p>
      <text:p text:style-name="P1">- Terraform</text:p>
      <text:p text:style-name="P1">- Cloud</text:p>
      <text:p text:style-name="P1">- <text:span text:style-name="T1">CI/CD</text:span></text:p>
      <text:p text:style-name="P1">... </text:p>
      <text:p text:style-name="P1"/>
      <text:p text:style-name="P1"><text:span text:style-name="T5">Pretendo </text:span>agregar valor a empresa <text:span text:style-name="T5">através das minhas habilidades técnicas, </text:span><text:span text:style-name="T6">além disso, acredito que uma boa comunicação seja essencial, já que conversando podemos achar a raiz do problema e corrigi-lo de forma mais rápida possível! Me considero uma profissional com pensamento estratégico, </text:span><text:span text:style-name="T7">capaz de adaptar-se às mais diversas situações de trabalho.</text:span><text:span text:style-name="T6"> 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12:30:45.879473507</meta:creation-date>
    <dc:date>2021-06-19T14:30:31.283226712</dc:date>
    <meta:editing-duration>PT16M41S</meta:editing-duration>
    <meta:editing-cycles>1</meta:editing-cycles>
    <meta:document-statistic meta:table-count="0" meta:image-count="0" meta:object-count="0" meta:page-count="1" meta:paragraph-count="16" meta:word-count="106" meta:character-count="675" meta:non-whitespace-character-count="582"/>
    <meta:generator>LibreOffice/6.4.7.2$Linux_X86_64 LibreOffice_project/40$Build-2</meta:generator>
  </office:meta>
</office:document-meta>
</file>